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P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" style:parent-style-name="Заголовок1" style:family="paragraph">
      <style:paragraph-properties fo:text-indent="0in"/>
    </style:style>
    <style:style style:name="TableColumn7" style:family="table-column">
      <style:table-column-properties style:column-width="2.1631in"/>
    </style:style>
    <style:style style:name="TableColumn8" style:family="table-column">
      <style:table-column-properties style:column-width="2.1631in"/>
    </style:style>
    <style:style style:name="TableColumn9" style:family="table-column">
      <style:table-column-properties style:column-width="2.1631in"/>
    </style:style>
    <style:style style:name="Table6" style:family="table">
      <style:table-properties style:width="6.489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Основной" style:family="paragraph">
      <style:paragraph-properties fo:text-indent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Основной" style:family="paragraph">
      <style:paragraph-properties fo:text-indent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Основной" style:family="paragraph">
      <style:paragraph-properties fo:text-indent="0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Основной" style:family="paragraph">
      <style:paragraph-properties fo:text-indent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Основной" style:family="paragraph">
      <style:paragraph-properties fo:text-indent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Основной" style:family="paragraph">
      <style:paragraph-properties fo:text-indent="0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сновной" style:family="paragraph">
      <style:paragraph-properties fo:text-indent="0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Основной" style:family="paragraph">
      <style:paragraph-properties fo:text-indent="0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Основной" style:family="paragraph">
      <style:paragraph-properties fo:text-indent="0in"/>
    </style:style>
  </office:automatic-styles>
  <office:body>
    <office:text text:use-soft-page-breaks="true">
      <text:h text:style-name="P1" text:outline-level="1"><text:bookmark-start text:name="_Toc227193071"/>Титульник<text:bookmark-end text:name="_Toc227193071"/></text:h>
      <text:h text:style-name="Заголовок1" text:outline-level="1"><text:bookmark-start text:name="_Toc227193072"/><text:soft-page-break/>Содержание<text:bookmark-end text:name="_Toc2271930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Обычный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Обычный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">Титульник<text:tab/>1</text:p>
          <text:p text:style-name="P3">Содержание<text:tab/>2</text:p>
          <text:p text:style-name="P4">Типо глава 1<text:tab/>4</text:p>
        </text:index-body>
      </text:table-of-content>
      <text:h text:style-name="P5" text:outline-level="1"><text:bookmark-start text:name="_Toc227193073"/>Типо глава 1<text:bookmark-end text:name="_Toc227193073"/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</table:table>
      <text:p text:style-name="Основно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Базовый" style:next-style-name="Основной" style:default-outline-level="1">
      <style:paragraph-properties fo:keep-with-next="always" fo:keep-together="always" fo:break-before="page" fo:margin-top="0.1666in"/>
      <style:text-properties style:font-name-asian="Times New Roman" fo:font-weight="bold" style:font-weight-asian="bold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justify" fo:margin-top="0.0277in" fo:margin-bottom="0in"/>
      <style:text-properties style:font-name="Times New Roman" style:font-name-asian="Times New Roman" fo:font-weight="bold" style:font-weight-asian="bold" fo:font-size="14pt" style:font-size-asian="14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азовый" style:display-name="Базовый" style:family="paragraph" style:parent-style-name="Обычный">
      <style:paragraph-properties fo:text-align="justify" fo:margin-bottom="0in" fo:line-height="150%" fo:text-indent="0.4923in"/>
      <style:text-properties style:font-name="Times New Roman" fo:font-size="14pt" style:font-size-asian="14pt" fo:hyphenate="false"/>
    </style:style>
    <style:style style:name="Основной" style:display-name="Основной" style:family="paragraph" style:parent-style-name="Базовый">
      <style:text-properties fo:hyphenate="false"/>
    </style:style>
    <style:style style:name="БазовыйЗнак" style:display-name="Базовый Знак" style:family="text" style:parent-style-name="Основнойшрифтабзаца">
      <style:text-properties style:font-name="Times New Roman" fo:font-size="14pt" style:font-size-asian="14pt"/>
    </style:style>
    <style:style style:name="Нижнийконтитул" style:display-name="Нижний контитул" style:family="paragraph" style:parent-style-name="Основной">
      <style:paragraph-properties fo:text-align="center"/>
      <style:text-properties fo:hyphenate="false"/>
    </style:style>
    <style:style style:name="ОсновнойЗнак" style:display-name="Основной Знак" style:family="text" style:parent-style-name="БазовыйЗнак">
      <style:text-properties style:font-name="Times New Roman" fo:font-size="14pt" style:font-size-asian="14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НижнийконтитулЗнак" style:display-name="Нижний контитул Знак" style:family="text" style:parent-style-name="ОсновнойЗнак">
      <style:text-properties style:font-name="Times New Roman" fo:font-size="14pt" style:font-size-asian="14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4pt" style:font-size-asian="14pt" style:font-size-complex="13pt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text-align="justify" fo:margin-bottom="0in" fo:line-height="100%"/>
      <style:text-properties style:font-name="Times New Roman" style:font-name-asian="Times New Roman" fo:letter-spacing="-0.0069in" style:letter-kerning="true" fo:font-size="14pt" style:font-size-asian="14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letter-spacing="-0.0069in" style:letter-kerning="true" fo:font-size="14pt" style:font-size-asian="14pt" style:font-size-complex="28pt"/>
    </style:style>
    <style:style style:name="Заголовок_оглавления" style:display-name="Заголовок_оглавления" style:family="paragraph" style:parent-style-name="Нижнийконтитул">
      <style:paragraph-properties fo:break-before="page" fo:text-indent="0in"/>
      <style:text-properties fo:font-weight="bold" style:font-weight-asian="bold" fo:font-style="italic" style:font-style-asian="italic" fo:hyphenate="false"/>
    </style:style>
    <style:style style:name="Заголовок1безномера" style:display-name="Заголовок 1 без номера" style:family="paragraph" style:parent-style-name="Заголовок_оглавления">
      <style:text-properties fo:font-style="normal" style:font-style-asian="normal" fo:hyphenate="false"/>
    </style:style>
    <style:style style:name="Заголовок_оглавленияЗнак" style:display-name="Заголовок_оглавления Знак" style:family="text" style:parent-style-name="НижнийконтитулЗнак">
      <style:text-properties style:font-name="Times New Roman" fo:font-weight="bold" style:font-weight-asian="bold" fo:font-style="italic" style:font-style-asian="italic" fo:font-size="14pt" style:font-size-asian="14pt"/>
    </style:style>
    <style:style style:name="Абзацрисунка" style:display-name="Абзац рисунка" style:family="paragraph" style:parent-style-name="Базовый" style:next-style-name="Базовый">
      <style:paragraph-properties fo:keep-with-next="always" fo:margin-top="0.1944in"/>
      <style:text-properties fo:hyphenate="false"/>
    </style:style>
    <style:style style:name="Заголовок1безномераЗнак" style:display-name="Заголовок 1 без номера Знак" style:family="text" style:parent-style-name="Заголовок_оглавленияЗнак">
      <style:text-properties style:font-name="Times New Roman" fo:font-weight="bold" style:font-weight-asian="bold" fo:font-style="normal" style:font-style-asian="normal" fo:font-size="14pt" style:font-size-asian="14pt"/>
    </style:style>
    <style:style style:name="Название" style:display-name="Название" style:family="paragraph" style:parent-style-name="Базовый" style:next-style-name="Базовый">
      <style:paragraph-properties fo:line-height="100%" fo:text-indent="0in"/>
      <style:text-properties fo:hyphenate="false"/>
    </style:style>
    <style:style style:name="АбзацрисункаЗнак" style:display-name="Абзац рисунка Знак" style:family="text" style:parent-style-name="Заголовок1безномераЗнак">
      <style:text-properties style:font-name="Times New Roman" fo:font-weight="normal" style:font-weight-asian="normal" fo:font-style="normal" style:font-style-asian="normal" fo:font-size="14pt" style:font-size-asian="14pt"/>
    </style:style>
    <style:style style:name="Рисунок" style:display-name="Рисунок" style:family="paragraph" style:parent-style-name="Базовый" style:next-style-name="Базовый">
      <style:paragraph-properties fo:text-align="center" fo:margin-bottom="0.1944in" fo:line-height="100%" fo:text-indent="0in"/>
      <style:text-properties fo:hyphenate="false"/>
    </style:style>
    <style:style style:name="НазваниеЗнак" style:display-name="Название Знак" style:family="text" style:parent-style-name="АбзацрисункаЗнак">
      <style:text-properties style:font-name="Times New Roman" fo:font-weight="normal" style:font-weight-asian="normal" fo:font-style="normal" style:font-style-asian="normal" fo:font-size="14pt" style:font-size-asian="14pt"/>
    </style:style>
    <style:style style:name="Абзацформулы" style:display-name="Абзац формулы" style:family="paragraph" style:parent-style-name="Базовый" style:next-style-name="Базовый">
      <style:paragraph-properties fo:margin-top="0.1944in" fo:margin-bottom="0.1944in" fo:text-indent="0in"/>
      <style:text-properties fo:hyphenate="false"/>
    </style:style>
    <style:style style:name="РисунокЗнак" style:display-name="Рисунок Знак" style:family="text" style:parent-style-name="НазваниеЗнак">
      <style:text-properties style:font-name="Times New Roman" fo:font-weight="normal" style:font-weight-asian="normal" fo:font-style="normal" style:font-style-asian="normal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break-before="auto" fo:text-align="start" fo:line-height="106%" fo:text-indent="0in"/>
      <style:text-properties style:font-name="Calibri Light" fo:font-weight="normal" style:font-weight-asian="normal" fo:color="#2F5496" fo:font-size="16pt" style:font-size-asian="16pt" style:language-asian="ru" style:country-asian="RU" fo:hyphenate="true"/>
    </style:style>
    <style:style style:name="АбзацформулыЗнак" style:display-name="Абзац формулы Знак" style:family="text" style:parent-style-name="РисунокЗнак">
      <style:text-properties style:font-name="Times New Roman" fo:font-weight="normal" style:font-weight-asian="normal" fo:font-style="normal" style:font-style-asian="normal" fo:font-size="14pt" style:font-size-asian="14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оанн Калмык</meta:initial-creator>
    <dc:creator>Иоанн Калмык</dc:creator>
    <meta:creation-date>2026-04-15T11:55:00Z</meta:creation-date>
    <dc:date>2026-04-15T21:52:00Z</dc:date>
    <meta:template xlink:href="Normal.dotm" xlink:type="simple"/>
    <meta:editing-cycles>3</meta:editing-cycles>
    <meta:editing-duration>PT34740S</meta:editing-duration>
    <meta:document-statistic meta:page-count="3" meta:paragraph-count="1" meta:word-count="15" meta:character-count="106" meta:row-count="1" meta:non-whitespace-character-count="92"/>
  </office:meta>
</office:document-meta>
</file>